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csc usd</text:p>
          </table:table-cell>
          <table:table-cell office:value-type="string" calcext:value-type="string">
            <text:p>HUF/USD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Vám</text:p>
          </table:table-cell>
          <table:table-cell office:value-type="string" calcext:value-type="string">
            <text:p>Áfa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esp32-wroom</text:p>
          </table:table-cell>
          <table:table-cell office:value-type="float" office:value="20" calcext:value-type="float">
            <text:p>20</text:p>
          </table:table-cell>
          <table:table-cell office:value-type="float" office:value="1138" calcext:value-type="float">
            <text:p>1138</text:p>
          </table:table-cell>
          <table:table-cell office:value-type="float" office:value="2.615" calcext:value-type="float">
            <text:p>2.615</text:p>
          </table:table-cell>
          <table:table-cell office:value-type="float" office:value="303" calcext:value-type="float">
            <text:p>303</text:p>
          </table:table-cell>
          <table:table-cell table:formula="of:=[.D2]*[.E2]" office:value-type="float" office:value="792.345" calcext:value-type="float">
            <text:p>792.345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2]*[.C2]*(1+[.H2])" office:value-type="float" office:value="28905.2" calcext:value-type="float">
            <text:p>28905.2</text:p>
          </table:table-cell>
          <table:table-cell table:formula="of:=[.B2]*[.F2]*(1+[.G2])*(1+[.H2])" office:value-type="float" office:value="21534.35241" calcext:value-type="float">
            <text:p>21534</text:p>
          </table:table-cell>
        </table:table-row>
        <table:table-row table:style-name="ro1">
          <table:table-cell office:value-type="string" calcext:value-type="string">
            <text:p>ch340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303" calcext:value-type="float">
            <text:p>303</text:p>
          </table:table-cell>
          <table:table-cell table:formula="of:=[.D3]*[.E3]" office:value-type="float" office:value="87.87" calcext:value-type="float">
            <text:p>87.87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3]*[.C3]*(1+[.H3])" office:value-type="float" office:value="0" calcext:value-type="float">
            <text:p>0</text:p>
          </table:table-cell>
          <table:table-cell table:formula="of:=[.B3]*[.F3]*(1+[.G3])*(1+[.H3])" office:value-type="float" office:value="11940.6543" calcext:value-type="float">
            <text:p>11941</text:p>
          </table:table-cell>
        </table:table-row>
        <table:table-row table:style-name="ro1">
          <table:table-cell office:value-type="string" calcext:value-type="string">
            <text:p>stm32f030rct6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  <table:table-cell office:value-type="float" office:value="1.41" calcext:value-type="float">
            <text:p>1.41</text:p>
          </table:table-cell>
          <table:table-cell office:value-type="float" office:value="303" calcext:value-type="float">
            <text:p>303</text:p>
          </table:table-cell>
          <table:table-cell table:formula="of:=[.D4]*[.E4]" office:value-type="float" office:value="427.23" calcext:value-type="float">
            <text:p>427.23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4]*[.C4]*(1+[.H4])" office:value-type="float" office:value="75184" calcext:value-type="float">
            <text:p>75184</text:p>
          </table:table-cell>
          <table:table-cell table:formula="of:=[.B4]*[.F4]*(1+[.G4])*(1+[.H4])" office:value-type="float" office:value="58056.2847" calcext:value-type="float">
            <text:p>58056</text:p>
          </table:table-cell>
        </table:table-row>
        <table:table-row table:style-name="ro1">
          <table:table-cell office:value-type="string" calcext:value-type="string">
            <text:p>cp210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.35" calcext:value-type="float">
            <text:p>1.35</text:p>
          </table:table-cell>
          <table:table-cell office:value-type="float" office:value="303" calcext:value-type="float">
            <text:p>303</text:p>
          </table:table-cell>
          <table:table-cell table:formula="of:=[.D5]*[.E5]" office:value-type="float" office:value="409.05" calcext:value-type="float">
            <text:p>409.05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5]*[.C5]*(1+[.H5])" office:value-type="float" office:value="5080" calcext:value-type="float">
            <text:p>5080</text:p>
          </table:table-cell>
          <table:table-cell table:formula="of:=[.B5]*[.F5]*(1+[.G5])*(1+[.H5])" office:value-type="float" office:value="5558.58045" calcext:value-type="float">
            <text:p>5559</text:p>
          </table:table-cell>
        </table:table-row>
        <table:table-row table:style-name="ro1">
          <table:table-cell office:value-type="string" calcext:value-type="string">
            <text:p>drv8837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0.16" calcext:value-type="float">
            <text:p>0.16</text:p>
          </table:table-cell>
          <table:table-cell office:value-type="float" office:value="303" calcext:value-type="float">
            <text:p>303</text:p>
          </table:table-cell>
          <table:table-cell table:formula="of:=[.D6]*[.E6]" office:value-type="float" office:value="48.48" calcext:value-type="float">
            <text:p>48.48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6]*[.C6]*(1+[.H6])" office:value-type="float" office:value="40640" calcext:value-type="float">
            <text:p>40640</text:p>
          </table:table-cell>
          <table:table-cell table:formula="of:=[.B6]*[.F6]*(1+[.G6])*(1+[.H6])" office:value-type="float" office:value="13175.8944" calcext:value-type="float">
            <text:p>13176</text:p>
          </table:table-cell>
        </table:table-row>
        <table:table-row table:style-name="ro1">
          <table:table-cell office:value-type="string" calcext:value-type="string">
            <text:p>stm32f103cbt6</text:p>
          </table:table-cell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  <table:table-cell office:value-type="float" office:value="1.18" calcext:value-type="float">
            <text:p>1.18</text:p>
          </table:table-cell>
          <table:table-cell office:value-type="float" office:value="303" calcext:value-type="float">
            <text:p>303</text:p>
          </table:table-cell>
          <table:table-cell table:formula="of:=[.D7]*[.E7]" office:value-type="float" office:value="357.54" calcext:value-type="float">
            <text:p>357.54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7]*[.C7]*(1+[.H7])" office:value-type="float" office:value="16573.5" calcext:value-type="float">
            <text:p>16573.5</text:p>
          </table:table-cell>
          <table:table-cell table:formula="of:=[.B7]*[.F7]*(1+[.G7])*(1+[.H7])" office:value-type="float" office:value="4858.61106" calcext:value-type="float">
            <text:p>4859</text:p>
          </table:table-cell>
        </table:table-row>
        <table:table-row table:style-name="ro1">
          <table:table-cell office:value-type="string" calcext:value-type="string">
            <text:p>szállít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3" calcext:value-type="float">
            <text:p>303</text:p>
          </table:table-cell>
          <table:table-cell table:formula="of:=[.D8]*[.E8]" office:value-type="float" office:value="15150" calcext:value-type="float">
            <text:p>1515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8]*[.C8]*(1+[.H8])" office:value-type="float" office:value="0" calcext:value-type="float">
            <text:p>0</text:p>
          </table:table-cell>
          <table:table-cell table:formula="of:=[.B8]*[.F8]*(1+[.G8])*(1+[.H8])" office:value-type="float" office:value="20587.335" calcext:value-type="float">
            <text:p>20587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.D9]*[.E9]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9]*[.C9]*(1+[.H9])" office:value-type="float" office:value="0" calcext:value-type="float">
            <text:p>0</text:p>
          </table:table-cell>
          <table:table-cell table:formula="of:=[.B9]*[.F9]*(1+[.G9])*(1+[.H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.D10]*[.E10]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10]*[.C10]*(1+[.H10])" office:value-type="float" office:value="0" calcext:value-type="float">
            <text:p>0</text:p>
          </table:table-cell>
          <table:table-cell table:formula="of:=[.B10]*[.F10]*(1+[.G10])*(1+[.H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.D11]*[.E11]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11]*[.C11]*(1+[.H11])" office:value-type="float" office:value="0" calcext:value-type="float">
            <text:p>0</text:p>
          </table:table-cell>
          <table:table-cell table:formula="of:=[.B11]*[.F11]*(1+[.G11])*(1+[.H1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.D12]*[.E12]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12]*[.C12]*(1+[.H12])" office:value-type="float" office:value="0" calcext:value-type="float">
            <text:p>0</text:p>
          </table:table-cell>
          <table:table-cell table:formula="of:=[.B12]*[.F12]*(1+[.G12])*(1+[.H1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.D13]*[.E13]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13]*[.C13]*(1+[.H13])" office:value-type="float" office:value="0" calcext:value-type="float">
            <text:p>0</text:p>
          </table:table-cell>
          <table:table-cell table:formula="of:=[.B13]*[.F13]*(1+[.G13])*(1+[.H13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table:formula="of:=[.D14]*[.E14]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7" calcext:value-type="float">
            <text:p>0.27</text:p>
          </table:table-cell>
          <table:table-cell table:formula="of:=[.B14]*[.C14]*(1+[.H14])" office:value-type="float" office:value="0" calcext:value-type="float">
            <text:p>0</text:p>
          </table:table-cell>
          <table:table-cell table:formula="of:=[.B14]*[.F14]*(1+[.G14])*(1+[.H1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I2:.I14])" office:value-type="float" office:value="166382.7" calcext:value-type="float">
            <text:p>166382.7</text:p>
          </table:table-cell>
          <table:table-cell table:formula="of:=SUM([.J2:.J14])" office:value-type="float" office:value="135711.71232" calcext:value-type="float">
            <text:p>135712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7:57:39.379337512</meta:creation-date>
    <dc:date>2020-03-16T00:11:14.040823012</dc:date>
    <meta:editing-duration>PT5H32M23S</meta:editing-duration>
    <meta:editing-cycles>1</meta:editing-cycles>
    <meta:document-statistic meta:table-count="1" meta:cell-count="115" meta:object-count="0"/>
    <meta:generator>LibreOffice/5.1.6.2$Linux_X86_64 LibreOffice_project/10m0$Build-2</meta:generator>
  </office:meta>
</office:document-meta>
</file>